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424" officeooo:paragraph-rsid="000c7424"/>
    </style:style>
    <style:style style:name="P2" style:family="paragraph" style:parent-style-name="Standard">
      <style:text-properties officeooo:paragraph-rsid="000c7424"/>
    </style:style>
    <style:style style:name="T1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style:text-blinking="false" fo:padding="0in" fo:border="none"/>
    </style:style>
    <style:style style:name="T2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0c7424" style:text-blinking="false" fo:padding="0in" fo:border="none"/>
    </style:style>
    <style:style style:name="T3" style:family="text">
      <style:text-properties officeooo:rsid="000c74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nit是c程序的单元测试工具，cunit安装比较特别。软件本身是开源的，可从网站下载到源码经过编译后使用</text:p>
      <text:p text:style-name="Standard"/>
      <text:p text:style-name="P2"><text:span text:style-name="T3">1.下载：地址</text:span><text:a xlink:type="simple" xlink:href="https://sourceforge.net/projects/cunit/files/latest/download?source=files" text:style-name="Internet_20_link" text:visited-style-name="Visited_20_Internet_20_Link"><text:span text:style-name="T1">https://sourceforge.net/projects/cunit</text:span></text:a></text:p>
      <text:p text:style-name="P2"><text:span text:style-name="T1"><text:tab/>个人下载到的是：</text:span><text:span text:style-name="T2">Downloads/Ubuntu/Software/CUnit-2.1-2-src.tar.bz2</text:span></text:p>
      <text:p text:style-name="P2"><text:span text:style-name="T1"/></text:p>
      <text:p text:style-name="P1"><text:span text:style-name="T1">2.解压到任意文件夹下</text:span></text:p>
      <text:p text:style-name="P1"><text:span text:style-name="T1"><text:tab/>tar -xvf Cunit-2.1-2-src.tar.bz2</text:span></text:p>
      <text:p text:style-name="P1"><text:span text:style-name="T1"/></text:p>
      <text:p text:style-name="P1"><text:span text:style-name="T1">3.执行编译过程</text:span></text:p>
      <text:p text:style-name="P1"><text:span text:style-name="T1"><text:tab/>configure</text:span></text:p>
      <text:p text:style-name="P1"><text:span text:style-name="T1"><text:tab/>make</text:span></text:p>
      <text:p text:style-name="P1"><text:span text:style-name="T1"><text:tab/>sudo make install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6:46:15.785427171</meta:creation-date>
    <meta:generator>LibreOffice/4.3.7.2$Linux_X86_64 LibreOffice_project/430m0$Build-2</meta:generator>
    <dc:date>2015-06-15T19:02:49.787714382</dc:date>
    <meta:editing-duration>PT18M52S</meta:editing-duration>
    <meta:editing-cycles>1</meta:editing-cycles>
    <meta:document-statistic meta:table-count="0" meta:image-count="0" meta:object-count="0" meta:page-count="1" meta:paragraph-count="9" meta:word-count="87" meta:character-count="242" meta:non-whitespace-character-count="233"/>
  </office:meta>
</office:document-meta>
</file>